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fo:text-align="center" style:justify-single-word="false"/>
    </style:style>
    <style:style style:name="P6" style:family="paragraph" style:parent-style-name="Heading_20_1">
      <style:paragraph-properties fo:text-align="center" style:justify-single-word="false" fo:break-before="page"/>
    </style:style>
    <style:style style:name="P7" style:family="paragraph" style:parent-style-name="Heading_20_1">
      <style:paragraph-properties fo:text-align="center" style:justify-single-word="false" fo:break-before="page"/>
      <style:text-properties style:text-underline-style="solid" style:text-underline-width="auto" style:text-underline-color="font-color" officeooo:rsid="00162696" officeooo:paragraph-rsid="00162696"/>
    </style:style>
    <style:style style:name="P8" style:family="paragraph" style:parent-style-name="Heading_20_1">
      <style:paragraph-properties fo:text-align="center" style:justify-single-word="false" fo:break-before="page"/>
      <style:text-properties style:text-underline-style="solid" style:text-underline-width="auto" style:text-underline-color="font-color" officeooo:rsid="001dac69" officeooo:paragraph-rsid="001dac69"/>
    </style:style>
    <style:style style:name="P9" style:family="paragraph" style:parent-style-name="Heading_20_1">
      <style:paragraph-properties fo:text-align="center" style:justify-single-word="false"/>
      <style:text-properties style:text-underline-style="solid" style:text-underline-width="auto" style:text-underline-color="font-color" officeooo:rsid="001e6430" officeooo:paragraph-rsid="001e6430"/>
    </style:style>
    <style:style style:name="P10" style:family="paragraph" style:parent-style-name="Heading_20_1">
      <style:paragraph-properties fo:text-align="center" style:justify-single-word="false"/>
      <style:text-properties style:text-underline-style="solid" style:text-underline-width="auto" style:text-underline-color="font-color" officeooo:rsid="001e9f3b" officeooo:paragraph-rsid="001e9f3b"/>
    </style:style>
    <style:style style:name="P11" style:family="paragraph" style:parent-style-name="Heading_20_1">
      <style:paragraph-properties fo:text-align="center" style:justify-single-word="false"/>
      <style:text-properties style:text-underline-style="solid" style:text-underline-width="auto" style:text-underline-color="font-color" officeooo:rsid="00233347" officeooo:paragraph-rsid="00233347"/>
    </style:style>
    <style:style style:name="P12" style:family="paragraph" style:parent-style-name="Heading_20_1">
      <style:paragraph-properties fo:text-align="center" style:justify-single-word="false"/>
    </style:style>
    <style:style style:name="P13" style:family="paragraph" style:parent-style-name="Heading_20_2">
      <style:text-properties style:text-underline-style="solid" style:text-underline-width="auto" style:text-underline-color="font-color" officeooo:rsid="0004c2c9" officeooo:paragraph-rsid="0004c2c9"/>
    </style:style>
    <style:style style:name="P14" style:family="paragraph" style:parent-style-name="Heading_20_2">
      <style:text-properties officeooo:rsid="0004d373" officeooo:paragraph-rsid="0004d373"/>
    </style:style>
    <style:style style:name="P15" style:family="paragraph" style:parent-style-name="Heading_20_3">
      <style:paragraph-properties fo:text-align="center" style:justify-single-word="false"/>
    </style:style>
    <style:style style:name="P16" style:family="paragraph" style:parent-style-name="Heading_20_3">
      <style:paragraph-properties fo:text-align="center" style:justify-single-word="false"/>
      <style:text-properties officeooo:paragraph-rsid="001a224b"/>
    </style:style>
    <style:style style:name="P17" style:family="paragraph" style:parent-style-name="Heading_20_3">
      <style:paragraph-properties fo:text-align="center" style:justify-single-word="false"/>
      <style:text-properties officeooo:paragraph-rsid="001bd5e0"/>
    </style:style>
    <style:style style:name="P18" style:family="paragraph" style:parent-style-name="Heading_20_3">
      <style:paragraph-properties fo:text-align="center" style:justify-single-word="false"/>
      <style:text-properties officeooo:paragraph-rsid="001c53a9"/>
    </style:style>
    <style:style style:name="P19" style:family="paragraph" style:parent-style-name="Heading_20_3">
      <style:paragraph-properties fo:text-align="center" style:justify-single-word="false"/>
      <style:text-properties officeooo:paragraph-rsid="001d9191"/>
    </style:style>
    <style:style style:name="P20" style:family="paragraph" style:parent-style-name="Heading_20_3">
      <style:paragraph-properties fo:text-align="center" style:justify-single-word="false"/>
      <style:text-properties officeooo:rsid="000f30a2" officeooo:paragraph-rsid="000f30a2"/>
    </style:style>
    <style:style style:name="P21" style:family="paragraph" style:parent-style-name="Heading_20_3">
      <style:paragraph-properties fo:text-align="center" style:justify-single-word="false"/>
      <style:text-properties style:font-name="Liberation Sans" fo:font-size="14.1000003814697pt" fo:font-weight="bold" officeooo:rsid="000f5a97" officeooo:paragraph-rsid="000f5a97" style:font-name-asian="Microsoft YaHei" style:font-size-asian="14.1000003814697pt" style:font-weight-asian="bold" style:font-name-complex="Mangal" style:font-size-complex="14.1000003814697pt" style:font-weight-complex="bold"/>
    </style:style>
    <style:style style:name="P22" style:family="paragraph" style:parent-style-name="Heading_20_3">
      <style:paragraph-properties fo:text-align="center" style:justify-single-word="false"/>
      <style:text-properties officeooo:rsid="0021a04f" officeooo:paragraph-rsid="0021a04f"/>
    </style:style>
    <style:style style:name="P23" style:family="paragraph" style:parent-style-name="Heading_20_3">
      <style:paragraph-properties fo:text-align="center" style:justify-single-word="false" fo:break-before="page"/>
      <style:text-properties officeooo:paragraph-rsid="000f5a97"/>
    </style:style>
    <style:style style:name="P24" style:family="paragraph" style:parent-style-name="Standard">
      <style:text-properties fo:font-size="16pt" fo:font-weight="normal" officeooo:rsid="00026380" style:font-size-asian="16pt" style:font-weight-asian="normal" style:font-size-complex="16pt" style:font-weight-complex="normal"/>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0010f3e"/>
    </style:style>
    <style:style style:name="P27" style:family="paragraph" style:parent-style-name="Text_20_body">
      <style:paragraph-properties fo:text-align="center" style:justify-single-word="false"/>
      <style:text-properties officeooo:paragraph-rsid="000f30a2"/>
    </style:style>
    <style:style style:name="P28" style:family="paragraph" style:parent-style-name="Text_20_body">
      <style:paragraph-properties fo:text-align="center" style:justify-single-word="false"/>
      <style:text-properties officeooo:paragraph-rsid="000f5a97"/>
    </style:style>
    <style:style style:name="P29" style:family="paragraph" style:parent-style-name="Text_20_body">
      <style:paragraph-properties fo:text-align="center" style:justify-single-word="false"/>
      <style:text-properties officeooo:paragraph-rsid="001bd5e0"/>
    </style:style>
    <style:style style:name="P30" style:family="paragraph" style:parent-style-name="Text_20_body">
      <style:paragraph-properties fo:text-align="center" style:justify-single-word="false"/>
      <style:text-properties officeooo:paragraph-rsid="001c53a9"/>
    </style:style>
    <style:style style:name="P31" style:family="paragraph" style:parent-style-name="Text_20_body">
      <style:paragraph-properties fo:text-align="center" style:justify-single-word="false"/>
      <style:text-properties officeooo:paragraph-rsid="0021a04f"/>
    </style:style>
    <style:style style:name="P32" style:family="paragraph" style:parent-style-name="Text_20_body">
      <style:paragraph-properties fo:text-align="start" style:justify-single-word="false"/>
    </style:style>
    <style:style style:name="P33" style:family="paragraph" style:parent-style-name="Text_20_body">
      <style:paragraph-properties fo:text-align="start" style:justify-single-word="false"/>
      <style:text-properties officeooo:paragraph-rsid="000d12e3"/>
    </style:style>
    <style:style style:name="P34" style:family="paragraph" style:parent-style-name="Text_20_body">
      <style:paragraph-properties fo:text-align="start" style:justify-single-word="false"/>
      <style:text-properties officeooo:paragraph-rsid="001a224b"/>
    </style:style>
    <style:style style:name="P35" style:family="paragraph" style:parent-style-name="Text_20_body">
      <style:paragraph-properties fo:text-align="center" style:justify-single-word="false"/>
      <style:text-properties fo:font-weight="bold" style:font-weight-asian="bold" style:font-weight-complex="bold"/>
    </style:style>
    <style:style style:name="P36" style:family="paragraph" style:parent-style-name="Text_20_body">
      <style:paragraph-properties fo:text-align="start" style:justify-single-word="false"/>
      <style:text-properties fo:font-weight="normal" officeooo:rsid="001d9191" officeooo:paragraph-rsid="001d9191"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0d12e3" officeooo:paragraph-rsid="000d12e3" style:font-weight-asian="normal" style:font-weight-complex="normal"/>
    </style:style>
    <style:style style:name="P38" style:family="paragraph" style:parent-style-name="Text_20_body">
      <style:paragraph-properties fo:text-align="start" style:justify-single-word="false"/>
      <style:text-properties style:text-underline-style="none" officeooo:rsid="0018b82d" officeooo:paragraph-rsid="0018b82d"/>
    </style:style>
    <style:style style:name="P39" style:family="paragraph" style:parent-style-name="Text_20_body">
      <style:paragraph-properties fo:text-align="start" style:justify-single-word="false"/>
      <style:text-properties style:text-underline-style="none" officeooo:rsid="001dac69" officeooo:paragraph-rsid="001dac69"/>
    </style:style>
    <style:style style:name="P40" style:family="paragraph" style:parent-style-name="Text_20_body">
      <style:paragraph-properties fo:text-align="start" style:justify-single-word="false"/>
      <style:text-properties style:text-underline-style="none" officeooo:rsid="001e6430" officeooo:paragraph-rsid="001e6430"/>
    </style:style>
    <style:style style:name="P41" style:family="paragraph" style:parent-style-name="Text_20_body">
      <style:paragraph-properties fo:text-align="start" style:justify-single-word="false"/>
      <style:text-properties style:text-underline-style="none" officeooo:rsid="0020884c" officeooo:paragraph-rsid="0020884c"/>
    </style:style>
    <style:style style:name="P42" style:family="paragraph" style:parent-style-name="Text_20_body">
      <style:paragraph-properties fo:text-align="start" style:justify-single-word="false"/>
      <style:text-properties style:text-underline-style="none" officeooo:rsid="00233347" officeooo:paragraph-rsid="00233347"/>
    </style:style>
    <style:style style:name="P43" style:family="paragraph" style:parent-style-name="Text_20_body">
      <style:text-properties officeooo:rsid="000dca53" officeooo:paragraph-rsid="000dca53"/>
    </style:style>
    <style:style style:name="P44" style:family="paragraph" style:parent-style-name="Text_20_body">
      <style:paragraph-properties fo:text-align="start" style:justify-single-word="false"/>
      <style:text-properties officeooo:rsid="000f30a2" officeooo:paragraph-rsid="000f30a2"/>
    </style:style>
    <style:style style:name="P45" style:family="paragraph" style:parent-style-name="Text_20_body">
      <style:text-properties officeooo:paragraph-rsid="000f5a97"/>
    </style:style>
    <style:style style:name="P46" style:family="paragraph" style:parent-style-name="Text_20_body">
      <style:paragraph-properties fo:text-align="start" style:justify-single-word="false"/>
      <style:text-properties fo:font-size="12pt" fo:font-weight="normal" officeooo:rsid="000f5a97" officeooo:paragraph-rsid="000f5a97"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0f5a97" officeooo:paragraph-rsid="00129ce0"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officeooo:rsid="00142ebd" officeooo:paragraph-rsid="00142ebd"/>
    </style:style>
    <style:style style:name="P49" style:family="paragraph" style:parent-style-name="Text_20_body">
      <style:paragraph-properties fo:text-align="start" style:justify-single-word="false"/>
      <style:text-properties officeooo:rsid="001a224b" officeooo:paragraph-rsid="001a224b"/>
    </style:style>
    <style:style style:name="P50" style:family="paragraph" style:parent-style-name="Text_20_body">
      <style:paragraph-properties fo:text-align="start" style:justify-single-word="false"/>
      <style:text-properties officeooo:rsid="001c53a9" officeooo:paragraph-rsid="001c53a9"/>
    </style:style>
    <style:style style:name="P51" style:family="paragraph" style:parent-style-name="Text_20_body">
      <style:paragraph-properties fo:text-align="start" style:justify-single-word="false"/>
      <style:text-properties officeooo:rsid="001d9191" officeooo:paragraph-rsid="001d9191"/>
    </style:style>
    <style:style style:name="P52" style:family="paragraph" style:parent-style-name="Text_20_body">
      <style:paragraph-properties fo:text-align="center" style:justify-single-word="false"/>
      <style:text-properties officeooo:rsid="0021a04f" officeooo:paragraph-rsid="0021a04f"/>
    </style:style>
    <style:style style:name="P53" style:family="paragraph" style:parent-style-name="Text_20_body">
      <style:paragraph-properties fo:text-align="start" style:justify-single-word="false"/>
      <style:text-properties officeooo:rsid="0021a04f" officeooo:paragraph-rsid="0021a04f"/>
    </style:style>
    <style:style style:name="P54" style:family="paragraph" style:parent-style-name="Text_20_body">
      <loext:graphic-properties draw:fill="none"/>
      <style:paragraph-properties fo:margin-left="0cm" fo:margin-right="9.5cm" fo:margin-top="0cm" fo:margin-bottom="0.247cm" loext:contextual-spacing="false" fo:line-height="120%" fo:text-align="justify" style:justify-single-word="false" fo:text-indent="0cm" style:auto-text-indent="false" fo:background-color="transparent"/>
      <style:text-properties fo:font-size="14pt" officeooo:rsid="00026380" officeooo:paragraph-rsid="00026380" style:font-size-asian="14pt" style:font-size-complex="14pt"/>
    </style:style>
    <style:style style:name="P55" style:family="paragraph" style:parent-style-name="Text_20_body">
      <loext:graphic-properties draw:fill="none"/>
      <style:paragraph-properties fo:margin-left="0cm" fo:margin-right="9.5cm" fo:margin-top="0cm" fo:margin-bottom="0.247cm" loext:contextual-spacing="false" fo:line-height="120%" fo:text-align="start" style:justify-single-word="false" fo:text-indent="0cm" style:auto-text-indent="false" fo:background-color="transparent"/>
      <style:text-properties fo:font-size="16pt" fo:font-weight="normal" officeooo:rsid="0001ccfd" officeooo:paragraph-rsid="0001ccfd" style:font-size-asian="16pt" style:font-weight-asian="normal" style:font-size-complex="16pt" style:font-weight-complex="normal"/>
    </style:style>
    <style:style style:name="P56" style:family="paragraph" style:parent-style-name="Text_20_body">
      <loext:graphic-properties draw:fill="none"/>
      <style:paragraph-properties fo:margin-left="0cm" fo:margin-right="9.5cm" fo:margin-top="0cm" fo:margin-bottom="0.247cm" loext:contextual-spacing="false" fo:line-height="120%" fo:text-align="start" style:justify-single-word="false" fo:text-indent="0cm" style:auto-text-indent="false" fo:background-color="transparent"/>
      <style:text-properties fo:font-size="16pt" fo:font-weight="normal" officeooo:rsid="00037b06" officeooo:paragraph-rsid="00037b06" style:font-size-asian="16pt" style:font-weight-asian="normal" style:font-size-complex="16pt" style:font-weight-complex="normal"/>
    </style:style>
    <style:style style:name="P57" style:family="paragraph" style:parent-style-name="Text_20_body">
      <loext:graphic-properties draw:fill="none"/>
      <style:paragraph-properties fo:margin-left="0cm" fo:margin-right="7.601cm" fo:margin-top="0cm" fo:margin-bottom="0.247cm" loext:contextual-spacing="false" fo:line-height="120%" fo:text-align="start" style:justify-single-word="false" fo:text-indent="0cm" style:auto-text-indent="false" fo:background-color="transparent"/>
      <style:text-properties fo:font-size="16pt" fo:font-weight="normal" officeooo:rsid="00026380" officeooo:paragraph-rsid="00037b06" style:font-size-asian="16pt" style:font-weight-asian="normal" style:font-size-complex="16pt" style:font-weight-complex="normal"/>
    </style:style>
    <style:style style:name="P58" style:family="paragraph">
      <loext:graphic-properties draw:fill="none" draw:fill-color="#ffffff"/>
      <style:paragraph-properties style:writing-mode="lr-tb"/>
      <style:text-properties fo:font-size="12pt"/>
    </style:style>
    <style:style style:name="P59" style:family="paragraph">
      <loext:graphic-properties draw:fill="none"/>
      <style:paragraph-properties fo:text-align="center"/>
      <style:text-properties fo:font-size="12pt"/>
    </style:style>
    <style:style style:name="P60" style:family="paragraph">
      <loext:graphic-properties draw:fill="none" draw:fill-color="#ffffff"/>
    </style:style>
    <style:style style:name="P61"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3347"/>
    </style:style>
    <style:style style:name="T3" style:family="text">
      <style:text-properties officeooo:rsid="00084c9f"/>
    </style:style>
    <style:style style:name="T4" style:family="text">
      <style:text-properties style:font-name="Liberation Sans" fo:font-size="18.2000007629395pt" style:text-underline-style="solid" style:text-underline-width="auto" style:text-underline-color="font-color" fo:font-weight="bold" officeooo:rsid="000cb72b"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 fo:font-size="14.1000003814697pt" fo:font-weight="bold" officeooo:rsid="000f5a97" style:font-name-asian="Microsoft YaHei" style:font-size-asian="14.1000003814697pt" style:font-weight-asian="bold" style:font-name-complex="Mangal" style:font-size-complex="14.1000003814697pt" style:font-weight-complex="bold"/>
    </style:style>
    <style:style style:name="T6" style:family="text">
      <style:text-properties style:font-name="Liberation Sans" style:font-name-asian="Microsoft YaHei" style:font-name-complex="Mangal"/>
    </style:style>
    <style:style style:name="T7" style:family="text">
      <style:text-properties style:font-name="Liberation Sans" officeooo:rsid="00129ce0" style:font-name-asian="Microsoft YaHei" style:font-name-complex="Mangal"/>
    </style:style>
    <style:style style:name="T8" style:family="text">
      <style:text-properties style:text-underline-style="none" fo:font-weight="normal" officeooo:rsid="000d12e3" style:font-weight-asian="normal" style:font-weight-complex="normal"/>
    </style:style>
    <style:style style:name="T9" style:family="text">
      <style:text-properties officeooo:rsid="001a224b"/>
    </style:style>
    <style:style style:name="T10" style:family="text">
      <style:text-properties officeooo:rsid="001bd5e0"/>
    </style:style>
    <style:style style:name="T11" style:family="text">
      <style:text-properties officeooo:rsid="001c53a9"/>
    </style:style>
    <style:style style:name="T12" style:family="text">
      <style:text-properties officeooo:rsid="001d9191"/>
    </style:style>
    <style:style style:name="T13" style:family="text">
      <style:text-properties fo:font-size="12pt"/>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marker-start-width="0.088cm" draw:marker-end="Extrémités_20_de_20_flèche_20_1" draw:marker-end-width="0.088cm" draw:fill="none" draw:fill-color="#ffffff" fo:min-height="1.556cm" fo:padding-top="-0.084cm" fo:padding-bottom="-0.084cm" fo:padding-left="-0.084cm" fo:padding-right="-0.08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76cm" svg:stroke-color="#ff3838" draw:marker-end="Extrémités_20_de_20_flèche_20_1" draw:fill="none"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cm" svg:stroke-color="#000000" draw:marker-start-width="0.088cm" draw:marker-end-width="0.088cm" draw:fill="none" draw:fill-color="#ffffff" fo:min-height="1.374cm" fo:padding-top="-0.087cm" fo:padding-bottom="-0.087cm" fo:padding-left="-0.087cm" fo:padding-right="-0.08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solid" svg:stroke-width="0cm" svg:stroke-color="#000000" draw:marker-start-width="0.088cm" draw:marker-end="Extrémités_20_de_20_flèche_20_1" draw:marker-end-width="0.088cm" draw:fill="none" draw:fill-color="#ffffff" fo:min-height="1.54cm" fo:padding-top="-0.084cm" fo:padding-bottom="-0.084cm" fo:padding-left="-0.084cm" fo:padding-right="-0.084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solid" svg:stroke-width="0cm" svg:stroke-color="#000000" draw:marker-start-width="0.088cm" draw:marker-end="Extrémités_20_de_20_flèche_20_1" draw:marker-end-width="0.088cm" draw:fill="none" draw:fill-color="#ffffff" fo:min-height="1.455cm" fo:padding-top="-0.087cm" fo:padding-bottom="-0.087cm" fo:padding-left="-0.087cm" fo:padding-right="-0.08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253_4177553796" text:style-name="Index_20_Link" text:visited-style-name="Index_20_Link">Classe CFTP<text:tab/>2</text:a></text:p>
          <text:p text:style-name="P3"><text:a xlink:type="simple" xlink:href="#__RefHeading___Toc287_4177553796" text:style-name="Index_20_Link" text:visited-style-name="Index_20_Link"><text:s/>FichierTransfert<text:tab/>2</text:a></text:p>
          <text:p text:style-name="P3"><text:a xlink:type="simple" xlink:href="#__RefHeading___Toc289_4177553796" text:style-name="Index_20_Link" text:visited-style-name="Index_20_Link">RenommeFichier<text:tab/>2</text:a></text:p>
          <text:p text:style-name="P3"><text:a xlink:type="simple" xlink:href="#__RefHeading___Toc355_4177553796" text:style-name="Index_20_Link" text:visited-style-name="Index_20_Link">CreerDossier<text:tab/>2</text:a></text:p>
          <text:p text:style-name="P3"><text:a xlink:type="simple" xlink:href="#__RefHeading___Toc357_4177553796" text:style-name="Index_20_Link" text:visited-style-name="Index_20_Link">SupprimeDossier<text:tab/>3</text:a></text:p>
          <text:p text:style-name="P3"><text:a xlink:type="simple" xlink:href="#__RefHeading___Toc359_4177553796" text:style-name="Index_20_Link" text:visited-style-name="Index_20_Link">DossierRecursifTransfert<text:tab/>3</text:a></text:p>
          <text:p text:style-name="P3"><text:a xlink:type="simple" xlink:href="#__RefHeading___Toc361_4177553796" text:style-name="Index_20_Link" text:visited-style-name="Index_20_Link">DownloadFile<text:tab/>3</text:a></text:p>
          <text:p text:style-name="P1"><text:a xlink:type="simple" xlink:href="#__RefHeading___Toc373_4177553796" text:style-name="Index_20_Link" text:visited-style-name="Index_20_Link">Classe INI<text:tab/>4</text:a></text:p>
          <text:p text:style-name="P3"><text:a xlink:type="simple" xlink:href="#__RefHeading___Toc445_4177553796" text:style-name="Index_20_Link" text:visited-style-name="Index_20_Link">LireIni<text:tab/>4</text:a></text:p>
          <text:p text:style-name="P3"><text:a xlink:type="simple" xlink:href="#__RefHeading___Toc447_4177553796" text:style-name="Index_20_Link" text:visited-style-name="Index_20_Link">EcrireIni<text:tab/>4</text:a></text:p>
          <text:p text:style-name="P3"><text:a xlink:type="simple" xlink:href="#__RefHeading___Toc449_4177553796" text:style-name="Index_20_Link" text:visited-style-name="Index_20_Link">GetDirectoryToSave<text:tab/>4</text:a></text:p>
          <text:p text:style-name="P3"><text:a xlink:type="simple" xlink:href="#__RefHeading___Toc451_4177553796" text:style-name="Index_20_Link" text:visited-style-name="Index_20_Link">CheckVersion<text:tab/>4</text:a></text:p>
          <text:p text:style-name="P1"><text:a xlink:type="simple" xlink:href="#__RefHeading___Toc473_4177553796" text:style-name="Index_20_Link" text:visited-style-name="Index_20_Link">Classe Cfichier<text:tab/>5</text:a></text:p>
          <text:p text:style-name="P1"><text:a xlink:type="simple" xlink:href="#__RefHeading___Toc475_4177553796" text:style-name="Index_20_Link" text:visited-style-name="Index_20_Link">Classe cRepASauvegarder<text:tab/>5</text:a></text:p>
          <text:p text:style-name="P1"><text:a xlink:type="simple" xlink:href="#__RefHeading___Toc477_4177553796" text:style-name="Index_20_Link" text:visited-style-name="Index_20_Link">Classe Cerreur<text:tab/>5</text:a></text:p>
          <text:p text:style-name="P1"><text:a xlink:type="simple" xlink:href="#__RefHeading___Toc521_4177553796" text:style-name="Index_20_Link" text:visited-style-name="Index_20_Link">Classe cCryptage<text:tab/>5</text:a></text:p>
          <text:p text:style-name="P3"><text:a xlink:type="simple" xlink:href="#__RefHeading___Toc523_4177553796" text:style-name="Index_20_Link" text:visited-style-name="Index_20_Link">Encrypt<text:tab/>5</text:a></text:p>
          <text:p text:style-name="P3"><text:a xlink:type="simple" xlink:href="#__RefHeading___Toc525_4177553796" text:style-name="Index_20_Link" text:visited-style-name="Index_20_Link">Decrypt<text:tab/>5</text:a></text:p>
          <text:p text:style-name="P1"><text:a xlink:type="simple" xlink:href="#__RefHeading___Toc527_4177553796" text:style-name="Index_20_Link" text:visited-style-name="Index_20_Link">Classe FtpState<text:tab/>5</text:a></text:p>
        </text:index-body>
      </text:table-of-content>
      <text:p text:style-name="P24"/>
      <text:h text:style-name="P6" text:outline-level="1"><text:bookmark-start text:name="__RefHeading___Toc253_4177553796"/><text:span text:style-name="T1">Classe </text:span><text:span text:style-name="T4">CFTP</text:span><text:bookmark-end text:name="__RefHeading___Toc253_4177553796"/></text:h>
      <text:p text:style-name="P37"/>
      <text:p text:style-name="P33"><text:span text:style-name="T8">Cette classe permet le transfère ou le téléchargement de fichier, la classe permet également de renommer un fichier spécifié, la création d’un dossier ainsi que la suppression, mais aussi le transfert de dossiers avec leurs fichiers, de manière récursive.</text:span></text:p>
      <text:h text:style-name="P15" text:outline-level="3"><text:bookmark-start text:name="__RefHeading___Toc287_4177553796"/><text:s/>FichierTransfert<text:bookmark-end text:name="__RefHeading___Toc287_4177553796"/></text:h>
      <text:p text:style-name="Text_20_body"><draw:frame text:anchor-type="paragraph" draw:z-index="0" draw:name="Forme1" draw:style-name="gr3" draw:text-style-name="P60" svg:width="4.022cm" svg:height="1.198cm" svg:x="-0.73cm" svg:y="1.247cm"><draw:text-box><text:p><text:s text:c="3"/>Clic sur le bouton </text:p><text:p><text:s text:c="2"/>« transfère fichier »</text:p></draw:text-box></draw:frame><draw:line text:anchor-type="paragraph" draw:z-index="1" draw:name="Forme3" draw:style-name="gr2" draw:text-style-name="P61" svg:x1="3.291cm" svg:y1="1.774cm" svg:x2="5.937cm" svg:y2="1.774cm"><text:p/></draw:line><draw:frame text:anchor-type="paragraph" draw:z-index="2" draw:name="Forme4" draw:style-name="gr1" draw:text-style-name="P58" svg:width="4.664cm" svg:height="1.387cm" svg:x="5.805cm" svg:y="1.245cm"><draw:text-box><text:p><text:span text:style-name="T13"><text:s text:c="2"/></text:span><text:span text:style-name="T13">La méthode va chercher le <text:s text:c="3"/>fichier spécifié en local</text:span></text:p></draw:text-box></draw:frame><draw:line text:anchor-type="paragraph" draw:z-index="3" draw:name="Forme5" draw:style-name="gr2" draw:text-style-name="P61" svg:x1="10.469cm" svg:y1="1.961cm" svg:x2="13.954cm" svg:y2="1.961cm"><text:p/></draw:line><draw:frame text:anchor-type="paragraph" draw:z-index="4" draw:name="Forme6" draw:style-name="gr5" draw:text-style-name="P60" svg:width="4.684cm" svg:height="1.28cm" svg:x="13.875cm" svg:y="1.247cm"><draw:text-box><text:p><text:s text:c="2"/>Transfert du fichier sur le <text:s text:c="5"/>serveur</text:p></draw:text-box></draw:frame></text:p>
      <text:p text:style-name="P45"/>
      <text:p text:style-name="P45"/>
      <text:p text:style-name="P45"/>
      <text:p text:style-name="P43">Cette méthode va permettre le transfère d’un fichier en local sur le serveur à distance.</text:p>
      <text:h text:style-name="P20" text:outline-level="3"><text:bookmark-start text:name="__RefHeading___Toc289_4177553796"/>RenommeFichier<text:bookmark-end text:name="__RefHeading___Toc289_4177553796"/></text:h>
      <text:p text:style-name="P27"><draw:frame text:anchor-type="paragraph" draw:z-index="7" draw:name="Forme4_0" draw:style-name="gr1" draw:text-style-name="P58" svg:width="4.664cm" svg:height="1.387cm" svg:x="5.752cm" svg:y="0.171cm"><draw:text-box><text:p><text:span text:style-name="T13"><text:s text:c="2"/></text:span><text:span text:style-name="T13">La méthode va chercher le <text:s text:c="3"/>fichier a renommé</text:span></text:p></draw:text-box></draw:frame><draw:frame text:anchor-type="paragraph" draw:z-index="9" draw:name="Forme6_0" draw:style-name="gr5" draw:text-style-name="P60" svg:width="4.684cm" svg:height="1.28cm" svg:x="13.954cm" svg:y="0.252cm"><draw:text-box><text:p><text:s text:c="2"/>Le fichier sur le serveur est <text:s text:c="2"/>renommé</text:p></draw:text-box></draw:frame><draw:frame text:anchor-type="paragraph" draw:z-index="5" draw:name="Forme1_0" draw:style-name="gr3" draw:text-style-name="P60" svg:width="4.022cm" svg:height="1.198cm" svg:x="-0.942cm" svg:y="0.217cm"><draw:text-box><text:p><text:s text:c="3"/>Clic sur le bouton </text:p><text:p><text:s text:c="2"/>« renommer fichier »</text:p></draw:text-box></draw:frame></text:p>
      <text:p text:style-name="P27"><draw:line text:anchor-type="paragraph" draw:z-index="6" draw:name="Forme3_0" draw:style-name="gr2" draw:text-style-name="P61" svg:x1="3.239cm" svg:y1="-0.078cm" svg:x2="5.885cm" svg:y2="-0.078cm"><text:p/></draw:line><draw:line text:anchor-type="paragraph" draw:z-index="8" draw:name="Forme5_0" draw:style-name="gr2" draw:text-style-name="P61" svg:x1="10.522cm" svg:y1="-0.011cm" svg:x2="14.007cm" svg:y2="-0.011cm"><text:p/></draw:line></text:p>
      <text:p text:style-name="P44">Méthode qui permet de renommer un fichier sur le serveur en FTP, avec un nom passé en paramètre.</text:p>
      <text:h text:style-name="P21" text:outline-level="3"><text:bookmark-start text:name="__RefHeading___Toc355_4177553796"/>CreerDossier<text:bookmark-end text:name="__RefHeading___Toc355_4177553796"/></text:h>
      <text:p text:style-name="P28"><draw:frame text:anchor-type="paragraph" draw:z-index="10" draw:name="Forme1_1" draw:style-name="gr3" draw:text-style-name="P60" svg:width="4.022cm" svg:height="1.198cm" svg:x="-0.942cm" svg:y="1.247cm"><draw:text-box><text:p><text:s text:c="3"/>Clic sur le bouton </text:p><text:p><text:s text:c="2"/>« créer un dossier »</text:p></draw:text-box></draw:frame><draw:line text:anchor-type="paragraph" draw:z-index="11" draw:name="Forme3_1" draw:style-name="gr2" draw:text-style-name="P61" svg:x1="3.08cm" svg:y1="1.861cm" svg:x2="5.726cm" svg:y2="1.861cm"><text:p/></draw:line><draw:frame text:anchor-type="paragraph" draw:z-index="12" draw:name="Forme4_1" draw:style-name="gr1" draw:text-style-name="P58" svg:width="4.664cm" svg:height="1.387cm" svg:x="5.673cm" svg:y="1.229cm"><draw:text-box><text:p><text:span text:style-name="T13"><text:s text:c="2"/></text:span><text:span text:style-name="T13">La méthode retient le nom <text:s text:c="3"/>passé en paramètre</text:span></text:p></draw:text-box></draw:frame><draw:line text:anchor-type="paragraph" draw:z-index="13" draw:name="Forme5_1" draw:style-name="gr2" draw:text-style-name="P61" svg:x1="10.336cm" svg:y1="2.007cm" svg:x2="13.821cm" svg:y2="2.007cm"><text:p/></draw:line><draw:frame text:anchor-type="paragraph" draw:z-index="14" draw:name="Forme6_1" draw:style-name="gr5" draw:text-style-name="P60" svg:width="4.684cm" svg:height="1.287cm" svg:x="13.822cm" svg:y="1.281cm"><draw:text-box><text:p><text:s text:c="2"/>Création du dossier sur le <text:s text:c="4"/>serveur avec le nom passé <text:s text:c="5"/>en paramètre</text:p></draw:text-box></draw:frame><text:span text:style-name="T5"/></text:p>
      <text:p text:style-name="P28"><text:span text:style-name="T5"/></text:p>
      <text:p text:style-name="P28"><text:span text:style-name="T5"/></text:p>
      <text:p text:style-name="P28"><text:span text:style-name="T5"/></text:p>
      <text:p text:style-name="P46"><text:span text:style-name="T6">Méthode qui permet la création d’un dossier avec le nom passé en paramètre.</text:span></text:p>
      <text:h text:style-name="P23" text:outline-level="3"><text:bookmark-start text:name="__RefHeading___Toc357_4177553796"/><text:span text:style-name="T5">SupprimeDossier</text:span><text:bookmark-end text:name="__RefHeading___Toc357_4177553796"/></text:h>
      <text:p text:style-name="P28"><draw:frame text:anchor-type="paragraph" draw:z-index="15" draw:name="Forme1_2" draw:style-name="gr3" draw:text-style-name="P60" svg:width="4.022cm" svg:height="1.287cm" svg:x="-0.942cm" svg:y="0.469cm"><draw:text-box><text:p><text:s text:c="3"/>Clic sur le bouton </text:p><text:p><text:s text:c="2"/>«supprimer un dossier »</text:p></draw:text-box></draw:frame><draw:frame text:anchor-type="paragraph" draw:z-index="17" draw:name="Forme4_2" draw:style-name="gr1" draw:text-style-name="P58" svg:width="4.664cm" svg:height="1.387cm" svg:x="5.673cm" svg:y="0.478cm"><draw:text-box><text:p><text:span text:style-name="T13"><text:s text:c="2"/></text:span><text:span text:style-name="T13">La méthode retient le nom <text:s text:c="3"/>passé en paramètre</text:span></text:p></draw:text-box></draw:frame><draw:frame text:anchor-type="paragraph" draw:z-index="19" draw:name="Forme6_2" draw:style-name="gr5" draw:text-style-name="P60" svg:width="4.684cm" svg:height="1.287cm" svg:x="13.69cm" svg:y="0.434cm"><draw:text-box><text:p><text:s text:c="2"/>Suppression du dossier sur <text:s text:c="3"/>le serveur avec le nom <text:s text:c="9"/>passé en paramètre</text:p></draw:text-box></draw:frame><text:span text:style-name="T5"/></text:p>
      <text:p text:style-name="P28"><draw:line text:anchor-type="paragraph" draw:z-index="16" draw:name="Forme3_2" draw:style-name="gr2" draw:text-style-name="P59" svg:x1="3.026cm" svg:y1="0.205cm" svg:x2="5.71cm" svg:y2="0.205cm"><text:p/></draw:line><draw:line text:anchor-type="paragraph" draw:z-index="18" draw:name="Forme5_2" draw:style-name="gr2" draw:text-style-name="P61" svg:x1="10.336cm" svg:y1="0.155cm" svg:x2="13.821cm" svg:y2="0.155cm"><text:p/></draw:line><text:span text:style-name="T5"/></text:p>
      <text:p text:style-name="P28"><text:span text:style-name="T5"/></text:p>
      <text:p text:style-name="P47"><text:span text:style-name="T6">Méthode qui permet la </text:span><text:span text:style-name="T7">suppress</text:span><text:span text:style-name="T6">ion d’un dossier avec le nom passé en paramètre.</text:span></text:p>
      <text:p text:style-name="P47"><text:span text:style-name="T6"/></text:p>
      <text:h text:style-name="P15" text:outline-level="3"><text:bookmark-start text:name="__RefHeading___Toc359_4177553796"/>DossierRecursifTransfert<text:bookmark-end text:name="__RefHeading___Toc359_4177553796"/></text:h>
      <text:p text:style-name="P32"><draw:frame text:anchor-type="paragraph" draw:z-index="20" draw:name="Forme1_3" draw:style-name="gr3" draw:text-style-name="P60" svg:width="4.022cm" svg:height="1.198cm" svg:x="-0.942cm" svg:y="0.469cm"><draw:text-box><text:p><text:s text:c="3"/>Clic sur le bouton </text:p><text:p><text:s text:c="2"/>« transférer dossier »</text:p></draw:text-box></draw:frame><draw:line text:anchor-type="paragraph" draw:z-index="21" draw:name="Forme3_3" draw:style-name="gr2" draw:text-style-name="P59" svg:x1="3.079cm" svg:y1="1.131cm" svg:x2="5.763cm" svg:y2="1.131cm"><text:p/></draw:line><draw:frame text:anchor-type="paragraph" draw:z-index="22" draw:name="Forme4_3" draw:style-name="gr1" draw:text-style-name="P58" svg:width="4.664cm" svg:height="1.387cm" svg:x="5.673cm" svg:y="0.478cm"><draw:text-box><text:p><text:span text:style-name="T13"><text:s text:c="2"/></text:span><text:span text:style-name="T13">La méthode va chercher le <text:s text:c="2"/>dossier récursif à transférer <text:s text:c="3"/>en local</text:span></text:p></draw:text-box></draw:frame><draw:frame text:anchor-type="paragraph" draw:z-index="24" draw:name="Forme6_3" draw:style-name="gr4" draw:text-style-name="P58" svg:width="4.797cm" svg:height="1.371cm" svg:x="13.69cm" svg:y="0.699cm"><draw:text-box><text:p><text:span text:style-name="T13"><text:s/></text:span><text:span text:style-name="T13">Transfère du dossier récursif <text:s text:c="3"/>avec ses dossiers et ses <text:s text:c="9"/>fichiers</text:span></text:p></draw:text-box></draw:frame></text:p>
      <text:p text:style-name="P32"><draw:line text:anchor-type="paragraph" draw:z-index="23" draw:name="Forme5_3" draw:style-name="gr2" draw:text-style-name="P61" svg:x1="10.336cm" svg:y1="0.383cm" svg:x2="13.821cm" svg:y2="0.383cm"><text:p/></draw:line></text:p>
      <text:p text:style-name="P32"/>
      <text:p text:style-name="P48">Méthode qui va transférer un dossier récursif sur le serveur avec ses dossiers et ses fichiers.</text:p>
      <text:p text:style-name="P48"/>
      <text:h text:style-name="P15" text:outline-level="3"><text:bookmark-start text:name="__RefHeading___Toc361_4177553796"/>DownloadFile<text:bookmark-end text:name="__RefHeading___Toc361_4177553796"/></text:h>
      <text:p text:style-name="P25"/>
      <text:p text:style-name="P25"><draw:frame text:anchor-type="paragraph" draw:z-index="25" draw:name="Forme1_4" draw:style-name="gr3" draw:text-style-name="P60" svg:width="4.022cm" svg:height="1.198cm" svg:x="-0.942cm" svg:y="0.019cm"><draw:text-box><text:p><text:s text:c="3"/>Spécifier un chemin <text:s text:c="7"/>d’accès en local</text:p></draw:text-box></draw:frame><draw:line text:anchor-type="paragraph" draw:z-index="26" draw:name="Forme3_4" draw:style-name="gr2" draw:text-style-name="P59" svg:x1="3.079cm" svg:y1="0.601cm" svg:x2="5.763cm" svg:y2="0.601cm"><text:p/></draw:line><draw:frame text:anchor-type="paragraph" draw:z-index="27" draw:name="Forme4_4" draw:style-name="gr1" draw:text-style-name="P58" svg:width="4.664cm" svg:height="1.387cm" svg:x="5.673cm" svg:y="0.028cm"><draw:text-box><text:p><text:span text:style-name="T13"><text:s text:c="2"/></text:span><text:span text:style-name="T13">Récupère le nom du fichier </text:span></text:p><text:p><text:span text:style-name="T13"><text:s text:c="2"/></text:span><text:span text:style-name="T13">À télécharger depuis le <text:s text:c="8"/>serveur</text:span></text:p></draw:text-box></draw:frame><draw:line text:anchor-type="paragraph" draw:z-index="28" draw:name="Forme5_4" draw:style-name="gr2" draw:text-style-name="P61" svg:x1="10.336cm" svg:y1="0.702cm" svg:x2="13.821cm" svg:y2="0.702cm"><text:p/></draw:line><draw:frame text:anchor-type="paragraph" draw:z-index="29" draw:name="Forme6_4" draw:style-name="gr4" draw:text-style-name="P58" svg:width="4.797cm" svg:height="1.371cm" svg:x="13.69cm" svg:y="0.037cm"><draw:text-box><text:p><text:span text:style-name="T13"><text:s text:c="2"/></text:span><text:span text:style-name="T13">Télécharge le fichier dans <text:s text:c="5"/>le chemin spécifié</text:span></text:p></draw:text-box></draw:frame></text:p>
      <text:h text:style-name="P7" text:outline-level="1"><text:bookmark-start text:name="__RefHeading___Toc373_4177553796"/>Classe INI<text:bookmark-end text:name="__RefHeading___Toc373_4177553796"/></text:h>
      <text:p text:style-name="P38">Cette classe permet de lire dans un fichier ini, mais également d’écrire à l’intérieur d’un fichier ini.</text:p>
      <text:h text:style-name="P16" text:outline-level="3"><text:bookmark-start text:name="__RefHeading___Toc445_4177553796"/><text:span text:style-name="T9">LireIni</text:span><text:bookmark-end text:name="__RefHeading___Toc445_4177553796"/></text:h>
      <text:p text:style-name="P34"><draw:frame text:anchor-type="paragraph" draw:z-index="30" draw:name="Forme1_5" draw:style-name="gr3" draw:text-style-name="P60" svg:width="4.022cm" svg:height="1.198cm" svg:x="-0.942cm" svg:y="0.019cm"><draw:text-box><text:p><text:s text:c="3"/>Spécifier le chemin <text:s text:c="7"/>d’accès du fichier ini</text:p></draw:text-box></draw:frame><draw:line text:anchor-type="paragraph" draw:z-index="31" draw:name="Forme3_5" draw:style-name="gr2" draw:text-style-name="P59" svg:x1="3.079cm" svg:y1="0.601cm" svg:x2="5.763cm" svg:y2="0.601cm"><text:p/></draw:line><draw:frame text:anchor-type="paragraph" draw:z-index="32" draw:name="Forme4_5" draw:style-name="gr1" draw:text-style-name="P58" svg:width="4.664cm" svg:height="1.387cm" svg:x="5.673cm" svg:y="0.028cm"><draw:text-box><text:p><text:span text:style-name="T13"><text:s text:c="2"/></text:span><text:span text:style-name="T13">Récupère la section et la <text:s text:c="6"/>clé à lire </text:span></text:p></draw:text-box></draw:frame><draw:line text:anchor-type="paragraph" draw:z-index="33" draw:name="Forme5_5" draw:style-name="gr2" draw:text-style-name="P61" svg:x1="10.336cm" svg:y1="0.702cm" svg:x2="13.821cm" svg:y2="0.702cm"><text:p/></draw:line><draw:frame text:anchor-type="paragraph" draw:z-index="34" draw:name="Forme6_5" draw:style-name="gr4" draw:text-style-name="P58" svg:width="4.797cm" svg:height="1.371cm" svg:x="13.69cm" svg:y="0.037cm"><draw:text-box><text:p><text:span text:style-name="T13"><text:s text:c="2"/></text:span><text:span text:style-name="T13">Retourne la valeur de la <text:s text:c="8"/>section et de la clé </text:span></text:p></draw:text-box></draw:frame></text:p>
      <text:p text:style-name="P34"/>
      <text:p text:style-name="P49">La méthode va chercher le fichier ini à lire spécifier dans le chemin d’accès, et va retourner la valeur de la section et de la clé qui ont été passé en paramètre.</text:p>
      <text:h text:style-name="P17" text:outline-level="3"><text:bookmark-start text:name="__RefHeading___Toc447_4177553796"/><text:span text:style-name="T10">EcrireIni</text:span><text:bookmark-end text:name="__RefHeading___Toc447_4177553796"/></text:h>
      <text:p text:style-name="P29"><draw:frame text:anchor-type="paragraph" draw:z-index="35" draw:name="Forme1_6" draw:style-name="gr3" draw:text-style-name="P60" svg:width="4.022cm" svg:height="1.198cm" svg:x="-0.942cm" svg:y="0.019cm"><draw:text-box><text:p><text:s text:c="3"/>Spécifier le chemin <text:s text:c="7"/>d’accès du fichier ini</text:p></draw:text-box></draw:frame><draw:line text:anchor-type="paragraph" draw:z-index="36" draw:name="Forme3_6" draw:style-name="gr2" draw:text-style-name="P59" svg:x1="3.079cm" svg:y1="0.601cm" svg:x2="5.763cm" svg:y2="0.601cm"><text:p/></draw:line><draw:frame text:anchor-type="paragraph" draw:z-index="37" draw:name="Forme4_6" draw:style-name="gr1" draw:text-style-name="P58" svg:width="4.664cm" svg:height="1.387cm" svg:x="5.673cm" svg:y="0.028cm"><draw:text-box><text:p><text:span text:style-name="T13"><text:s text:c="2"/></text:span><text:span text:style-name="T13">Récupère la section et la <text:s text:c="6"/>clé, ainsi que la valeur à <text:s text:c="7"/>écrire dans le fichier ini </text:span></text:p></draw:text-box></draw:frame><draw:line text:anchor-type="paragraph" draw:z-index="38" draw:name="Forme5_6" draw:style-name="gr2" draw:text-style-name="P61" svg:x1="10.336cm" svg:y1="0.702cm" svg:x2="13.821cm" svg:y2="0.702cm"><text:p/></draw:line><draw:frame text:anchor-type="paragraph" draw:z-index="39" draw:name="Forme6_6" draw:style-name="gr4" draw:text-style-name="P58" svg:width="4.797cm" svg:height="1.371cm" svg:x="13.69cm" svg:y="0.037cm"><draw:text-box><text:p><text:span text:style-name="T13"><text:s text:c="2"/></text:span><text:span text:style-name="T13">Écris dans le fichier la <text:s text:c="10"/>nouvelle section/clé avec la <text:s text:c="3"/>valeur associée</text:span></text:p></draw:text-box></draw:frame></text:p>
      <text:p text:style-name="P29"/>
      <text:p text:style-name="P50">La méthode va écrire une nouvelle section (passée en paramètre), une nouvelle cl<text:span text:style-name="T12">é</text:span> (passée en paramètre) et une nouvelle valeur (passée en paramètre).</text:p>
      <text:h text:style-name="P18" text:outline-level="3"><text:bookmark-start text:name="__RefHeading___Toc449_4177553796"/><text:span text:style-name="T11">GetDirectoryToSave</text:span><text:bookmark-end text:name="__RefHeading___Toc449_4177553796"/></text:h>
      <text:p text:style-name="P30"><draw:frame text:anchor-type="paragraph" draw:z-index="40" draw:name="Forme1_7" draw:style-name="gr3" draw:text-style-name="P60" svg:width="4.022cm" svg:height="1.198cm" svg:x="-0.942cm" svg:y="0.019cm"><draw:text-box><text:p><text:s text:c="3"/>Spécifier le chemin <text:s text:c="7"/>d’accès du fichier ini</text:p></draw:text-box></draw:frame><draw:line text:anchor-type="paragraph" draw:z-index="41" draw:name="Forme3_7" draw:style-name="gr2" draw:text-style-name="P59" svg:x1="3.079cm" svg:y1="0.601cm" svg:x2="5.763cm" svg:y2="0.601cm"><text:p/></draw:line><draw:frame text:anchor-type="paragraph" draw:z-index="42" draw:name="Forme4_7" draw:style-name="gr1" draw:text-style-name="P58" svg:width="4.664cm" svg:height="1.387cm" svg:x="5.673cm" svg:y="0.028cm"><draw:text-box><text:p><text:span text:style-name="T13"><text:s text:c="2"/></text:span><text:span text:style-name="T13">Lis chaque clé de la section et regarde les fichiers à transférer</text:span></text:p></draw:text-box></draw:frame><draw:line text:anchor-type="paragraph" draw:z-index="43" draw:name="Forme5_7" draw:style-name="gr2" draw:text-style-name="P61" svg:x1="10.336cm" svg:y1="0.702cm" svg:x2="13.821cm" svg:y2="0.702cm"><text:p/></draw:line><draw:frame text:anchor-type="paragraph" draw:z-index="44" draw:name="Forme6_7" draw:style-name="gr4" draw:text-style-name="P58" svg:width="4.797cm" svg:height="1.371cm" svg:x="13.69cm" svg:y="0.037cm"><draw:text-box><text:p><text:span text:style-name="T13"><text:s text:c="2"/></text:span><text:span text:style-name="T13">Transfère de manière récursive les dossiers et fichiers</text:span></text:p></draw:text-box></draw:frame></text:p>
      <text:p text:style-name="P30"/>
      <text:p text:style-name="P51">Méthode qui va permettre le transfère de dossier à sauvegarder en lisant le fichier ini, et regarde si les fichiers du dossier sont importants à sauvegarder, si non dans le cas contraire ils ne seront pas transférés.</text:p>
      <text:h text:style-name="P19" text:outline-level="3"><text:bookmark-start text:name="__RefHeading___Toc451_4177553796"/>CheckVersion<text:bookmark-end text:name="__RefHeading___Toc451_4177553796"/></text:h>
      <text:p text:style-name="P35"><draw:frame text:anchor-type="paragraph" draw:z-index="45" draw:name="Forme1_8" draw:style-name="gr3" draw:text-style-name="P60" svg:width="4.022cm" svg:height="1.773cm" svg:x="-0.942cm" svg:y="0.019cm"><draw:text-box><text:p><text:s text:c="3"/>Spécifier le chemin <text:s text:c="7"/>d’accès du fichier ini <text:s text:c="6"/>en local et le nom sur le serveur</text:p></draw:text-box></draw:frame><draw:line text:anchor-type="paragraph" draw:z-index="46" draw:name="Forme3_8" draw:style-name="gr2" draw:text-style-name="P59" svg:x1="3.079cm" svg:y1="0.601cm" svg:x2="5.763cm" svg:y2="0.601cm"><text:p/></draw:line><draw:frame text:anchor-type="paragraph" draw:z-index="47" draw:name="Forme4_8" draw:style-name="gr1" draw:text-style-name="P58" svg:width="4.664cm" svg:height="1.387cm" svg:x="5.673cm" svg:y="0.028cm"><draw:text-box><text:p><text:span text:style-name="T13"><text:s text:c="2"/></text:span><text:span text:style-name="T13">Télécharge le fichier ini et compare les versions des deux fichiers</text:span></text:p></draw:text-box></draw:frame><draw:line text:anchor-type="paragraph" draw:z-index="48" draw:name="Forme5_8" draw:style-name="gr2" draw:text-style-name="P61" svg:x1="10.336cm" svg:y1="0.702cm" svg:x2="13.821cm" svg:y2="0.702cm"><text:p/></draw:line><draw:frame text:anchor-type="paragraph" draw:z-index="49" draw:name="Forme6_8" draw:style-name="gr4" draw:text-style-name="P58" svg:width="4.797cm" svg:height="2.267cm" svg:x="13.69cm" svg:y="0.037cm"><draw:text-box><text:p><text:span text:style-name="T13">Si les versions sont les mêmes ne rien faire, sinon téléchargement de la nouvelle version de l’exécutable</text:span></text:p></draw:text-box></draw:frame></text:p>
      <text:p text:style-name="P35"/>
      <text:p text:style-name="P35"/>
      <text:p text:style-name="P35"/>
      <text:p text:style-name="P36">Méthode qui permet de regarder si deux fichiers ini ont la même version au sein de leur section et de leur clé, si c’est le cas il ne se passe rien, sinon téléchargement du nouvel exécutable depuis le serveur ftp.</text:p>
      <text:h text:style-name="P8" text:outline-level="1"><text:bookmark-start text:name="__RefHeading___Toc473_4177553796"/>Classe Cfichier<text:bookmark-end text:name="__RefHeading___Toc473_4177553796"/></text:h>
      <text:p text:style-name="P39">Permet la création d’un objet de la classe Cfichier, avec en paramètre le chemin local, le chemin à distance (sur le serveur) et la taille du fichier à transférer.</text:p>
      <text:h text:style-name="P9" text:outline-level="1"><text:bookmark-start text:name="__RefHeading___Toc475_4177553796"/>Classe cRepASauvegarder<text:bookmark-end text:name="__RefHeading___Toc475_4177553796"/></text:h>
      <text:p text:style-name="P40">Permet la création d’un objet de la classe CrepASauvegarder, avec en paramètre son chemin, et savoir s’il est récursif ou non.</text:p>
      <text:h text:style-name="P9" text:outline-level="1"><text:bookmark-start text:name="__RefHeading___Toc477_4177553796"/>Classe Cerreur<text:bookmark-end text:name="__RefHeading___Toc477_4177553796"/></text:h>
      <text:p text:style-name="P40">Permet de renvoyer un message d’erreur en cas d’échec ou d’erreur lors de l’exécution du programme.</text:p>
      <text:h text:style-name="P10" text:outline-level="1"><text:bookmark-start text:name="__RefHeading___Toc521_4177553796"/>Classe cCryptage<text:bookmark-end text:name="__RefHeading___Toc521_4177553796"/></text:h>
      <text:p text:style-name="P41">Classe qui permet de crypter ou de décrypter un mot de passe.</text:p>
      <text:h text:style-name="P22" text:outline-level="3"><text:bookmark-start text:name="__RefHeading___Toc523_4177553796"/>Encrypt<text:bookmark-end text:name="__RefHeading___Toc523_4177553796"/></text:h>
      <text:p text:style-name="P31"><draw:frame text:anchor-type="paragraph" draw:z-index="50" draw:name="Forme1_9" draw:style-name="gr3" draw:text-style-name="P60" svg:width="4.022cm" svg:height="1.287cm" svg:x="2.736cm" svg:y="0.019cm"><draw:text-box><text:p><text:s text:c="2"/>Récupère la chaîne de caractère passée en paramètre</text:p></draw:text-box></draw:frame><draw:line text:anchor-type="paragraph" draw:z-index="51" draw:name="Forme3_9" draw:style-name="gr2" draw:text-style-name="P59" svg:x1="6.757cm" svg:y1="0.601cm" svg:x2="9.441cm" svg:y2="0.601cm"><text:p/></draw:line><draw:frame text:anchor-type="paragraph" draw:z-index="52" draw:name="Forme4_9" draw:style-name="gr1" draw:text-style-name="P58" svg:width="4.664cm" svg:height="1.387cm" svg:x="9.35cm" svg:y="0.028cm"><draw:text-box><text:p><text:span text:style-name="T13">Crypte la chaîne de caractère passée en paramètre</text:span></text:p></draw:text-box></draw:frame></text:p>
      <text:p text:style-name="P31"/>
      <text:p text:style-name="P53">Méthode qui va crypter une chaîne de caractère selon de procédé suivant :</text:p>
      <text:p text:style-name="P53"><text:a xlink:type="simple" xlink:href="https://msdn.microsoft.com/en-us/library/ds4kkd55(v=vs.110).aspx" text:style-name="Internet_20_link" text:visited-style-name="Visited_20_Internet_20_Link">https://msdn.microsoft.com/en-us/library/ds4kkd55(v=vs.110).aspx</text:a></text:p>
      <text:h text:style-name="P22" text:outline-level="3"><text:bookmark-start text:name="__RefHeading___Toc525_4177553796"/>Decrypt<text:bookmark-end text:name="__RefHeading___Toc525_4177553796"/></text:h>
      <text:p text:style-name="P31"><draw:frame text:anchor-type="paragraph" draw:z-index="53" draw:name="Forme1_10" draw:style-name="gr3" draw:text-style-name="P60" svg:width="4.022cm" svg:height="1.287cm" svg:x="2.736cm" svg:y="0.019cm"><draw:text-box><text:p><text:s text:c="2"/>Récupère la chaîne de caractère passée en paramètre</text:p></draw:text-box></draw:frame><draw:line text:anchor-type="paragraph" draw:z-index="54" draw:name="Forme3_10" draw:style-name="gr2" draw:text-style-name="P59" svg:x1="6.757cm" svg:y1="0.601cm" svg:x2="9.441cm" svg:y2="0.601cm"><text:p/></draw:line><draw:frame text:anchor-type="paragraph" draw:z-index="55" draw:name="Forme4_10" draw:style-name="gr1" draw:text-style-name="P58" svg:width="4.664cm" svg:height="1.387cm" svg:x="9.35cm" svg:y="0.028cm"><draw:text-box><text:p><text:span text:style-name="T13">décrypte la chaîne de caractère passée en paramètre</text:span></text:p></draw:text-box></draw:frame></text:p>
      <text:p text:style-name="P52"/>
      <text:p text:style-name="P53">Méthode qui va décrypter une chaîne de caractère selon de procédé suivant :</text:p>
      <text:p text:style-name="P53"><text:a xlink:type="simple" xlink:href="https://msdn.microsoft.com/en-us/library/system.convert.frombase64string(v=vs.110).aspx" text:style-name="Internet_20_link" text:visited-style-name="Visited_20_Internet_20_Link">https://msdn.microsoft.com/en-us/library/system.convert.frombase64string(v=vs.110).aspx</text:a></text:p>
      <text:h text:style-name="P11" text:outline-level="1"><text:bookmark-start text:name="__RefHeading___Toc527_4177553796"/>Classe FtpState<text:bookmark-end text:name="__RefHeading___Toc527_4177553796"/></text:h>
      <text:p text:style-name="P42">Classe qui permet d’interagir avec le serveur FTP.</text:p>
      <text:p text:style-name="P42"/>
      <text:h text:style-name="P12" text:outline-level="1"><text:soft-page-break/></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center" style:justify-single-word="false"/>
      <style:text-properties fo:font-weight="normal" officeooo:rsid="001d9191" style:font-weight-asian="normal" style:font-weight-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style:header>
      <style:footer>
        <text:p text:style-name="MP2"><text:page-number text:select-page="current">6</text:page-number>/<text:page-count>6</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1-02-26T16:58:26.088000000</dc:date>
    <meta:editing-duration>PT1H42M33S</meta:editing-duration>
    <meta:editing-cycles>32</meta:editing-cycles>
    <meta:document-statistic meta:table-count="0" meta:image-count="0" meta:object-count="0" meta:page-count="6" meta:paragraph-count="60" meta:word-count="452" meta:character-count="2905" meta:non-whitespace-character-count="2511"/>
  </office:meta>
</office:document-meta>
</file>